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82cm" fo:min-width="3.818cm"/>
    </style:style>
    <style:style style:name="gr2" style:family="graphic" style:parent-style-name="standard">
      <style:graphic-properties svg:stroke-color="#000000" draw:fill-color="#dee6ef" draw:textarea-horizontal-align="justify" draw:textarea-vertical-align="middle" draw:auto-grow-height="false" fo:min-height="2.546cm" fo:min-width="27.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322cm" fo:min-width="5.34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4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82cm" fo:min-width="7.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0.262cm"/>
    </style:style>
    <style:style style:name="gr17" style:family="graphic" style:parent-style-name="standard">
      <style:graphic-properties draw:fill-color="#333333" draw:textarea-horizontal-align="justify" draw:textarea-vertical-align="middle" draw:auto-grow-height="false" fo:min-height="1.528cm" fo:min-width="2.294cm"/>
    </style:style>
    <style:style style:name="gr18" style:family="graphic" style:parent-style-name="standard">
      <style:graphic-properties draw:stroke="none" svg:stroke-color="#ffffff" draw:fill="none" draw:fill-color="#ffffff" draw:auto-grow-height="true" draw:auto-grow-width="false" fo:max-height="0cm" fo:min-height="0.71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6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1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28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71cm"/>
      <style:paragraph-properties style:writing-mode="lr-tb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ffff" fo:font-size="18pt" style:font-size-asian="18pt" style:font-size-complex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ffffff"/>
    </style:style>
    <style:style style:name="T1" style:family="text">
      <style:text-properties fo:color="#ffffff"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18cm" svg:height="2.032cm" svg:x="14.986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2.796cm" svg:x="0cm" svg:y="13.2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42cm" svg:height="4.572cm" svg:x="1.27cm" svg:y="7.5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032cm" svg:x="8.128cm" svg:y="0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318cm" svg:height="2.032cm" svg:x="7.874cm" svg:y="7.05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032cm" svg:height="0.962cm" svg:x="9.144cm" svg:y="1.27cm">
          <draw:text-box>
            <text:p>Wifi</text:p>
          </draw:text-box>
        </draw:frame>
        <draw:custom-shape draw:style-name="gr1" draw:text-style-name="P1" draw:layer="layout" svg:width="4.318cm" svg:height="2.032cm" svg:x="14.986cm" svg:y="4.57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81cm" svg:height="1.064cm" svg:x="15.494cm" svg:y="5.032cm">
          <draw:text-box>
            <text:p>Tarjeta SD</text:p>
          </draw:text-box>
        </draw:frame>
        <draw:custom-shape draw:style-name="gr6" draw:text-style-name="P1" draw:layer="layout" svg:width="7.62cm" svg:height="2.032cm" svg:x="14.986cm" svg:y="7.05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62cm" svg:height="1.876cm" svg:x="15.24cm" svg:y="7.214cm">
          <draw:text-box>
            <text:p>2 Sensores proximidad</text:p>
            <text:p>(ultrasondio)</text:p>
          </draw:text-box>
        </draw:frame>
        <draw:custom-shape draw:style-name="gr1" draw:text-style-name="P1" draw:layer="layout" svg:width="4.318cm" svg:height="2.032cm" svg:x="14.986cm" svg:y="9.344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064cm" svg:height="1.673cm" svg:x="15.24cm" svg:y="9.957cm">
          <draw:text-box>
            <text:p>Led RGB</text:p>
          </draw:text-box>
        </draw:frame>
        <draw:line draw:style-name="gr9" draw:text-style-name="P4" draw:layer="layout" svg:x1="12.7cm" svg:y1="8.382cm" svg:x2="14.732cm" svg:y2="10.16cm">
          <text:p/>
        </draw:line>
        <draw:line draw:style-name="gr9" draw:text-style-name="P4" draw:layer="layout" svg:x1="8.89cm" svg:y1="2.74cm" svg:x2="8.89cm" svg:y2="7.058cm">
          <text:p/>
        </draw:line>
        <draw:line draw:style-name="gr9" draw:text-style-name="P4" draw:layer="layout" svg:x1="11.43cm" svg:y1="7.058cm" svg:x2="11.43cm" svg:y2="2.74cm">
          <text:p/>
        </draw:line>
        <draw:line draw:style-name="gr9" draw:text-style-name="P4" draw:layer="layout" svg:x1="14.732cm" svg:y1="7.82cm" svg:x2="13.208cm" svg:y2="7.82cm">
          <text:p/>
        </draw:line>
        <draw:frame draw:style-name="gr10" draw:text-style-name="P3" draw:layer="layout" svg:width="6.096cm" svg:height="1.673cm" svg:x="2.54cm" svg:y="1.067cm">
          <draw:text-box>
            <text:p>Cuántas personas hay? </text:p>
          </draw:text-box>
        </draw:frame>
        <draw:frame draw:style-name="gr11" draw:text-style-name="P3" draw:layer="layout" svg:width="6.096cm" svg:height="1.419cm" svg:x="2.794cm" svg:y="3.004cm">
          <draw:text-box>
            <text:p>Qué debo hacer?</text:p>
          </draw:text-box>
        </draw:frame>
        <draw:frame draw:style-name="gr4" draw:text-style-name="P3" draw:layer="layout" svg:width="8.169cm" svg:height="0.962cm" svg:x="5.801cm" svg:y="-0.2cm">
          <draw:text-box>
            <text:p>OMS</text:p>
          </draw:text-box>
        </draw:frame>
        <draw:frame draw:style-name="gr12" draw:text-style-name="P3" draw:layer="layout" svg:width="6.858cm" svg:height="1.016cm" svg:x="8.128cm" svg:y="-0.2cm">
          <draw:text-box>
            <text:p>2 personas por m2</text:p>
          </draw:text-box>
        </draw:frame>
        <draw:frame draw:style-name="gr13" draw:text-style-name="P3" draw:layer="layout" svg:width="6.604cm" svg:height="1.314cm" svg:x="20.32cm" svg:y="9.405cm">
          <draw:text-box>
            <text:p>Qué tan lleno esta?</text:p>
          </draw:text-box>
        </draw:frame>
        <draw:frame draw:style-name="gr8" draw:text-style-name="P3" draw:layer="layout" svg:width="6.604cm" svg:height="1.673cm" svg:x="20.32cm" svg:y="10.719cm">
          <draw:text-box>
            <text:p>Hay que usar tapabocas?</text:p>
          </draw:text-box>
        </draw:frame>
        <draw:frame draw:style-name="gr14" draw:text-style-name="P3" draw:layer="layout" svg:width="3.556cm" svg:height="2.384cm" svg:x="6.096cm" svg:y="13.11cm">
          <draw:text-box>
            <text:p>LCD con cuanta gente hay</text:p>
          </draw:text-box>
        </draw:frame>
        <draw:line draw:style-name="gr15" draw:text-style-name="P4" draw:layer="layout" svg:x1="2.032cm" svg:y1="8.128cm" svg:x2="2.032cm" svg:y2="10.16cm">
          <text:p/>
        </draw:line>
        <draw:line draw:style-name="gr15" draw:text-style-name="P4" draw:layer="layout" svg:x1="3.048cm" svg:y1="8.128cm" svg:x2="3.048cm" svg:y2="10.16cm">
          <text:p/>
        </draw:line>
        <draw:line draw:style-name="gr15" draw:text-style-name="P4" draw:layer="layout" svg:x1="6.453cm" svg:y1="8.247cm" svg:x2="6.453cm" svg:y2="10.279cm">
          <text:p/>
        </draw:line>
        <draw:line draw:style-name="gr15" draw:text-style-name="P4" draw:layer="layout" svg:x1="5.588cm" svg:y1="8.128cm" svg:x2="5.588cm" svg:y2="10.16cm">
          <text:p/>
        </draw:line>
        <draw:custom-shape draw:style-name="gr16" draw:text-style-name="P5" draw:layer="layout" svg:width="0.762cm" svg:height="1.016cm" svg:x="3.81cm" svg:y="8.38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048cm" svg:height="0.962cm" svg:x="9.906cm" svg:y="13.716cm">
          <draw:text-box>
            <text:p>RFID</text:p>
          </draw:text-box>
        </draw:frame>
        <draw:custom-shape draw:style-name="gr17" draw:text-style-name="P6" draw:layer="layout" svg:width="2.794cm" svg:height="1.778cm" svg:x="17.78cm" svg:y="13.462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2.286cm" svg:height="0.712cm" svg:x="18.542cm" svg:y="13.97cm">
          <draw:text-box>
            <text:p><text:span text:style-name="T1">APP</text:span></text:p>
          </draw:text-box>
        </draw:frame>
        <draw:frame draw:style-name="gr19" draw:text-style-name="P3" draw:layer="layout" svg:width="5.08cm" svg:height="3.095cm" svg:x="12.446cm" svg:y="13.262cm">
          <draw:text-box>
            <text:p>Abrir y cerrar puerta (motor)</text:p>
          </draw:text-box>
        </draw:frame>
        <draw:frame draw:style-name="gr12" draw:text-style-name="P3" draw:layer="layout" svg:width="2.286cm" svg:height="1.016cm" svg:x="1.524cm" svg:y="10.414cm">
          <draw:text-box>
            <text:p>Salida</text:p>
          </draw:text-box>
        </draw:frame>
        <draw:frame draw:style-name="gr8" draw:text-style-name="P3" draw:layer="layout" svg:width="3.302cm" svg:height="1.673cm" svg:x="4.572cm" svg:y="10.414cm">
          <draw:text-box>
            <text:p>Entrada</text:p>
          </draw:text-box>
        </draw:frame>
        <draw:frame draw:style-name="gr20" draw:text-style-name="P3" draw:layer="layout" svg:width="6.918cm" svg:height="3.806cm" svg:x="20.828cm" svg:y="13.72cm">
          <draw:text-box>
            <text:p>Que el audio se pueda cambiar por la app</text:p>
          </draw:text-box>
        </draw:frame>
        <draw:frame draw:style-name="gr8" draw:text-style-name="P3" draw:layer="layout" svg:width="4.064cm" svg:height="1.673cm" svg:x="1.778cm" svg:y="13.462cm">
          <draw:text-box>
            <text:p>Ventiladores</text:p>
          </draw:text-box>
        </draw:frame>
        <draw:frame draw:style-name="gr21" draw:text-style-name="P3" draw:layer="layout" svg:width="2.297cm" svg:height="0.962cm" svg:x="8.636cm" svg:y="7.674cm">
          <draw:text-box>
            <text:p>Esp32</text:p>
          </draw:text-box>
        </draw:frame>
        <draw:frame draw:style-name="gr8" draw:text-style-name="P3" draw:layer="layout" svg:width="3.556cm" svg:height="1.673cm" svg:x="7.62cm" svg:y="9.652cm">
          <draw:text-box>
            <text:p>Indicador <text:s/>encendido</text:p>
          </draw:text-box>
        </draw:frame>
        <draw:frame draw:style-name="gr22" draw:text-style-name="P3" draw:layer="layout" svg:width="8.169cm" svg:height="1.673cm" svg:x="7.366cm" svg:y="11.376cm">
          <draw:text-box>
            <text:p>Va conectado a</text:p>
            <text:p><text:s/>la corriente</text:p>
          </draw:text-box>
        </draw:frame>
        <draw:frame draw:style-name="gr10" draw:text-style-name="P3" draw:layer="layout" svg:width="6.096cm" svg:height="1.673cm" svg:x="0.762cm" svg:y="6.499cm">
          <draw:text-box>
            <text:p>Pines spi o uart</text:p>
          </draw:text-box>
        </draw:frame>
        <draw:frame draw:style-name="gr23" draw:text-style-name="P3" draw:layer="layout" svg:width="8.075cm" svg:height="1.673cm" svg:x="0.762cm" svg:y="4.572cm">
          <draw:text-box>
            <text:p>Pensa caja cómo sostiene </text:p>
            <text:p>y soldadura superficial</text:p>
          </draw:text-box>
        </draw:frame>
        <draw:custom-shape draw:style-name="gr1" draw:text-style-name="P1" draw:layer="layout" svg:width="4.318cm" svg:height="2.032cm" svg:x="20.574cm" svg:y="4.57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962cm" svg:x="21.082cm" svg:y="5.08cm">
          <draw:text-box>
            <text:p>Parlante</text:p>
          </draw:text-box>
        </draw:frame>
        <draw:line draw:style-name="gr9" draw:text-style-name="P4" draw:layer="layout" svg:x1="13.208cm" svg:y1="7.366cm" svg:x2="20.32cm" svg:y2="5.842cm">
          <text:p/>
        </draw:line>
        <draw:frame draw:style-name="gr24" draw:text-style-name="P3" draw:layer="layout" svg:width="3.313cm" svg:height="1.673cm" svg:x="15.494cm" svg:y="2.794cm">
          <draw:text-box>
            <text:p>FT232RL</text:p>
          </draw:text-box>
        </draw:frame>
        <draw:frame draw:style-name="gr25" draw:text-style-name="P3" draw:layer="layout" svg:width="1.789cm" svg:height="1.016cm" svg:x="12.7cm" svg:y="4.064cm">
          <draw:text-box>
            <text:p>uart</text:p>
          </draw:text-box>
        </draw:frame>
        <draw:line draw:style-name="gr9" draw:text-style-name="P4" draw:layer="layout" svg:x1="12.954cm" svg:y1="7.058cm" svg:x2="14.732cm" svg:y2="5.534cm">
          <text:p/>
        </draw:line>
        <draw:frame draw:style-name="gr14" draw:text-style-name="P3" draw:layer="layout" svg:width="2.794cm" svg:height="2.384cm" svg:x="13.462cm" svg:y="6.35cm">
          <draw:text-box>
            <text:p>dac</text:p>
          </draw:text-box>
        </draw:frame>
        <draw:line draw:style-name="gr9" draw:text-style-name="P4" draw:layer="layout" svg:x1="14.732cm" svg:y1="3.302cm" svg:x2="12.446cm" svg:y2="6.604cm">
          <text:p/>
        </draw:line>
        <draw:frame draw:style-name="gr26" draw:text-style-name="P3" draw:layer="layout" svg:width="1.84cm" svg:height="0.962cm" svg:x="12.954cm" svg:y="9.09cm">
          <draw:text-box>
            <text:p>pwm</text:p>
          </draw:text-box>
        </draw:frame>
        <draw:custom-shape draw:style-name="gr1" draw:text-style-name="P1" draw:layer="layout" svg:width="4.318cm" svg:height="2.032cm" svg:x="14.732cm" svg:y="11.017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4.064cm" svg:height="2.384cm" svg:x="14.986cm" svg:y="11.332cm">
          <draw:text-box>
            <text:p>Botones manuales</text:p>
            <text:p/>
          </draw:text-box>
        </draw:frame>
        <draw:custom-shape draw:style-name="gr1" draw:text-style-name="P1" draw:layer="layout" svg:width="4.318cm" svg:height="2.032cm" svg:x="23.368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3" draw:layer="layout" svg:width="4.13cm" svg:height="1.673cm" svg:x="23.622cm" svg:y="0.359cm">
          <draw:text-box>
            <text:p>7 segmentos</text:p>
          </draw:text-box>
        </draw:frame>
        <draw:line draw:style-name="gr9" draw:text-style-name="P4" draw:layer="layout" svg:x1="11.938cm" svg:y1="5.588cm" svg:x2="14.158cm" svg:y2="1.524cm">
          <text:p/>
        </draw:line>
        <draw:line draw:style-name="gr9" draw:text-style-name="P4" draw:layer="layout" svg:x1="14.478cm" svg:y1="12.446cm" svg:x2="12.446cm" svg:y2="9.652cm">
          <text:p/>
        </draw:line>
        <draw:custom-shape draw:style-name="gr1" draw:text-style-name="P1" draw:layer="layout" svg:width="4.318cm" svg:height="2.032cm" svg:x="18.849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4.371cm" svg:height="1.673cm" svg:x="18.796cm" svg:y="0.359cm">
          <draw:text-box>
            <text:p>Decodificador</text:p>
          </draw:text-box>
        </draw:frame>
        <draw:custom-shape draw:style-name="gr1" draw:text-style-name="P1" draw:layer="layout" svg:width="4.318cm" svg:height="2.032cm" svg:x="14.158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3.313cm" svg:height="1.673cm" svg:x="14.412cm" svg:y="0.359cm">
          <draw:text-box>
            <text:p>I2C</text:p>
          </draw:text-box>
        </draw:frame>
        <draw:line draw:style-name="gr9" draw:text-style-name="P4" draw:layer="layout" svg:x1="18.476cm" svg:y1="0.762cm" svg:x2="18.849cm" svg:y2="0.762cm">
          <text:p/>
        </draw:line>
        <draw:line draw:style-name="gr9" draw:text-style-name="P4" draw:layer="layout" svg:x1="23.167cm" svg:y1="1.016cm" svg:x2="23.368cm" svg:y2="1.016cm">
          <text:p/>
        </draw:line>
        <presentation:notes draw:style-name="dp2">
          <draw:page-thumbnail draw:style-name="gr29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path draw:style-name="gr15" draw:text-style-name="P4" draw:layer="layout" svg:width="1.053cm" svg:height="0.792cm" draw:transform="rotate (-0.52010811709431) translate (6.72279589171671cm 1.38239823457959cm)" svg:viewBox="0 0 1054 793" svg:d="M452 575c1403-409-1484-124-31 193 852 185 149-723 543-767 433-48-898 1099 15 272l-248 178-27 15">
          <text:p/>
        </draw:path>
        <draw:path draw:style-name="gr15" draw:text-style-name="P4" draw:layer="layout" svg:width="0.908cm" svg:height="1.299cm" draw:transform="rotate (-3.14159265358979) translate (20.0662063679605cm 2.59746667645807cm)" svg:viewBox="0 0 909 1300" svg:d="M84 774c237 174 881 514 821-244-30-383-441-858-729-212-146 328-394 1070 212 973l61-548-30-30">
          <text:p/>
        </draw:path>
        <draw:line draw:style-name="gr9" draw:text-style-name="P4" draw:layer="layout" svg:x1="5.588cm" svg:y1="8.89cm" svg:x2="22.098cm" svg:y2="8.89cm">
          <text:p/>
        </draw:line>
        <draw:line draw:style-name="gr9" draw:text-style-name="P4" draw:layer="layout" svg:x1="22.352cm" svg:y1="13.462cm" svg:x2="5.588cm" svg:y2="13.462cm">
          <text:p/>
        </draw:line>
        <draw:line draw:style-name="gr15" draw:text-style-name="P4" draw:layer="layout" svg:x1="7.112cm" svg:y1="3.075cm" svg:x2="20.066cm" svg:y2="3.075cm">
          <text:p/>
        </draw:line>
        <draw:frame draw:style-name="gr30" draw:text-style-name="P9" draw:layer="layout" svg:width="1.7cm" svg:height="0.962cm" svg:x="12.681cm" svg:y="3.383cm">
          <draw:text-box>
            <text:p>8cm</text:p>
          </draw:text-box>
        </draw:frame>
        <presentation:notes draw:style-name="dp2">
          <draw:page-thumbnail draw:style-name="gr29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07:54:46.004314426</meta:creation-date>
    <dc:date>2021-11-23T09:08:35.816725515</dc:date>
    <meta:editing-duration>PT3H31M29S</meta:editing-duration>
    <meta:editing-cycles>9</meta:editing-cycles>
    <meta:generator>LibreOffice/6.4.7.2$Linux_X86_64 LibreOffice_project/40$Build-2</meta:generator>
    <meta:document-statistic meta:object-count="93"/>
  </office:meta>
</office:document-meta>
</file>